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itle">
      <style:text-properties fo:language="en" fo:country="GB"/>
    </style:style>
    <style:style style:name="P2" style:family="paragraph" style:parent-style-name="Text_20_body">
      <style:text-properties fo:language="en" fo:country="GB"/>
    </style:style>
    <style:style style:name="P3" style:family="paragraph" style:parent-style-name="Text_20_body">
      <style:text-properties fo:language="en" fo:country="GB" officeooo:rsid="000f3cba" officeooo:paragraph-rsid="000f3cba"/>
    </style:style>
    <style:style style:name="P4" style:family="paragraph" style:parent-style-name="Preformatted_20_Text">
      <style:text-properties fo:language="en" fo:country="GB" officeooo:rsid="000f3cba" officeooo:paragraph-rsid="000f3cba"/>
    </style:style>
    <style:style style:name="P5" style:family="paragraph" style:parent-style-name="Heading_20_1">
      <style:text-properties fo:language="en" fo:country="GB"/>
    </style:style>
    <style:style style:name="P6" style:family="paragraph" style:parent-style-name="Heading_20_1">
      <style:text-properties fo:language="en" fo:country="GB" officeooo:paragraph-rsid="000f3cba"/>
    </style:style>
    <style:style style:name="P7" style:family="paragraph">
      <style:text-properties fo:language="en" fo:country="GB"/>
    </style:style>
    <style:style style:name="T1" style:family="text">
      <style:text-properties officeooo:rsid="000f62ab"/>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ceedings of the Workshop on Computational Creativity in Natural Language Generation (CC-NLG 2017)</text:p>
      <text:p text:style-name="P2"/>
      <text:p text:style-name="P3">Santiago de Compastela, Spain<text:span text:style-name="T1">S</text:span></text:p>
      <text:h text:style-name="P6" text:outline-level="1">Introduction</text:h>
      <text:p text:style-name="P4"/>
      <text:p text:style-name="P2">Welcome to the second edition of the Workshop on Computational Creativity in Natural Language Generation~(CC-NLG), collocated with INLG 2017, the International Conference on Natural Language Generation.</text:p>
      <text:p text:style-name="P2">As a follow-up of CC-NLG 2016, this workshop builds upon the dynamic of bringing together researchers dealing with text generation from a computational creativity perspective, and researchers in natural language generation with an interest in creative aspects.</text:p>
      <text:p text:style-name="P2">These two communities have been working separately for many years, as the focus in each one of them has been different: creativity research tends to be less focused on technical issues in natural language generation, and more on issues related to cognition, aesthetics, and novelty; while NLG research tends to focus on technical and theoretical aspects of processes, and information content and readability of output. However, recent progress in both fields is reducing many of these differences -- with creativity projects moving more towards robust implementation, and NLG research including stylistics, variation and literary genres such as poetry or narrative -- and we believe they are approaching the point where they can mutually benefit from ongoing work. By encouraging members of both communities to discuss work in related topics with each other, we hope to move towards better joint understanding of the problems involved.</text:p>
      <text:p text:style-name="P2">These proceedings include a total of five papers, three focused on poetry generation and two on story generation.</text:p>
      <text:h text:style-name="P5" text:outline-level="1">Organising Committee</text:h>
      <text:section text:style-name="Sect1" text:name="primary">
        <text:p text:style-name="P2">Hugo Gonçalo Oliveira, University of Coimbra, Portugal</text:p>
        <text:p text:style-name="P2">Ben Burtenshaw, University of Antwerp, Belgium</text:p>
        <text:p text:style-name="P2">Mike Kestemont, University of Antwerp, Belgium</text:p>
        <text:p text:style-name="P2"><text:soft-page-break/>Tom De Smedt, University of Antwerp, Belgium</text:p>
        <text:h text:style-name="P5" text:outline-level="1">Programme committee members</text:h>
        <text:p text:style-name="P2">Pablo Gervás,  Universidad Complutense de Madrid</text:p>
        <text:p text:style-name="P2">Matthew Purver, Queen Mary University of London</text:p>
        <text:p text:style-name="P2">Ehud Reiter, University of Aberdeen</text:p>
        <text:p text:style-name="P2">Cyril Labbé, Université Grenoble</text:p>
        <text:p text:style-name="P2">François Portet, Université Grenoble Alpes</text:p>
        <text:p text:style-name="P2">Hannu Toivonen, University of Helsinki</text:p>
        <text:p text:style-name="P2">Alessandro Valitutti, University College Dublin</text:p>
        <text:p text:style-name="P2">Tony Veale, University College Dublin</text:p>
        <text:p text:style-name="P2">Rafael Pérez y Pérez,Universidad Autónoma Metropolitana at Cuajimalpa</text:p>
        <text:p text:style-name="P2">Raquel Hervás, Universidad Complutense de Madrid</text:p>
        <text:p text:style-name="P2">Amílcar Cardoso, University of Coimbra</text:p>
        <text:p text:style-name="P2">Sascha Griffiths, Universität Hamburg</text:p>
        <text:p text:style-name="P2">Carlos León, Universidad Complutense de Madrid</text:p>
        <text:p text:style-name="P2">Folgert Kasdorp, Meertens Instituut, Royal Dutch Academy of Arts and Sciences</text:p>
        <text:p text:style-name="P2">Florian Kunneman, Radboud University , Nijmegen</text:p>
      </text:section>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l" fo:country="B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3.418cm" fo:margin-right="3.10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8-07T11:17:23.609722890</dc:date>
    <meta:editing-duration>PT5M50S</meta:editing-duration>
    <meta:editing-cycles>2</meta:editing-cycles>
    <meta:generator>LibreOffice/5.1.6.2$Linux_X86_64 LibreOffice_project/10m0$Build-2</meta:generator>
    <meta:document-statistic meta:table-count="0" meta:image-count="0" meta:object-count="0" meta:page-count="2" meta:paragraph-count="28" meta:word-count="362" meta:character-count="2577" meta:non-whitespace-character-count="2242"/>
  </office:meta>
</office:document-meta>
</file>